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caff" officeooo:paragraph-rsid="0014ca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yanne e Letici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0:14:26.723386208</meta:creation-date>
    <dc:date>2019-02-11T10:15:34.759305565</dc:date>
    <meta:editing-duration>PT1M10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3" meta:character-count="18" meta:non-whitespace-character-count="15"/>
  </office:meta>
</office:document-meta>
</file>